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1" svg:font-family="'Liberation Serif'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Purisa" fo:font-size="9pt" style:font-size-asian="9pt" style:font-size-complex="9pt"/>
    </style:style>
    <style:style style:name="P2" style:family="paragraph" style:parent-style-name="Preformatted_20_Text">
      <style:paragraph-properties fo:break-before="column"/>
      <style:text-properties style:font-name="Purisa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n</text:p>
      <text:p text:style-name="P1"><text:tab/></text:p>
      <text:p text:style-name="P1">martini</text:p>
      <text:p text:style-name="P1">7 parts gin</text:p>
      <text:p text:style-name="P1">1 part dry vermouth</text:p>
      <text:p text:style-name="P1">olive/s</text:p>
      <text:p text:style-name="P1"/>
      <text:p text:style-name="P1">negroni (bitter warning)</text:p>
      <text:p text:style-name="P1">1 part gin</text:p>
      <text:p text:style-name="P1">1 part sweet vermouth</text:p>
      <text:p text:style-name="P1">1 part campari</text:p>
      <text:p text:style-name="P1">orange peel</text:p>
      <text:p text:style-name="P1">(americano omits gin and </text:p>
      <text:p text:style-name="P1">has splash club soda)</text:p>
      <text:p text:style-name="P1"/>
      <text:p text:style-name="P1"/>
      <text:p text:style-name="P1">vodka</text:p>
      <text:p text:style-name="P1"/>
      <text:p text:style-name="P1">cosmopolitan</text:p>
      <text:p text:style-name="P1">8 parts vodka</text:p>
      <text:p text:style-name="P1">3 parts triple sec</text:p>
      <text:p text:style-name="P1">3 parts lime juice</text:p>
      <text:p text:style-name="P1">6 parts cranberry</text:p>
      <text:p text:style-name="P1">lemon slice</text:p>
      <text:p text:style-name="P1"/>
      <text:p text:style-name="P1">chocolate russian</text:p>
      <text:p text:style-name="P1">5 parts vodka</text:p>
      <text:p text:style-name="P1">2 parts creme de cacao</text:p>
      <text:p text:style-name="P1">3 parts cream</text:p>
      <text:p text:style-name="P1">nutmeg optional</text:p>
      <text:p text:style-name="P1"/>
      <text:p text:style-name="P1"/>
      <text:p text:style-name="P1">tequila</text:p>
      <text:p text:style-name="P1"/>
      <text:p text:style-name="P1">margarita</text:p>
      <text:p text:style-name="P1">2 parts tequila</text:p>
      <text:p text:style-name="P1">1 part triple sec</text:p>
      <text:p text:style-name="P1">1 part lime juice</text:p>
      <text:p text:style-name="P1">lime wedge</text:p>
      <text:p text:style-name="P1"/>
      <text:p text:style-name="P1">tequila sunrise</text:p>
      <text:p text:style-name="P1">1 part tequila</text:p>
      <text:p text:style-name="P1">2 parts orange juice</text:p>
      <text:p text:style-name="P1">pomegranate juice</text:p>
      <text:p text:style-name="P1">cherry</text:p>
      <text:p text:style-name="P1">orange slice</text:p>
      <text:p text:style-name="P2">rum</text:p>
      <text:p text:style-name="P1"/>
      <text:p text:style-name="P1">daiquiri</text:p>
      <text:p text:style-name="P1">2 parts light rum</text:p>
      <text:p text:style-name="P1">1 part lime juice</text:p>
      <text:p text:style-name="P1">sugar</text:p>
      <text:p text:style-name="P1">lime wedge</text:p>
      <text:p text:style-name="P1">(daiquiri floridita adds maraschino liqueur and/or grapefruit juice)</text:p>
      <text:p text:style-name="P1"/>
      <text:p text:style-name="P1">boston sidecar</text:p>
      <text:p text:style-name="P1">2 parts light rum</text:p>
      <text:p text:style-name="P1">1 part brandy</text:p>
      <text:p text:style-name="P1">1 part triple sec</text:p>
      <text:p text:style-name="P1">1 part lime juice</text:p>
      <text:p text:style-name="P1">lemon wedge</text:p>
      <text:p text:style-name="P1"/>
      <text:p text:style-name="P1">beachcomber</text:p>
      <text:p text:style-name="P1">3 parts light rum</text:p>
      <text:p text:style-name="P1">1 part triple sec</text:p>
      <text:p text:style-name="P1">1 part lime juice</text:p>
      <text:p text:style-name="P1">1 dash maraschino liqueur</text:p>
      <text:p text:style-name="P1">lime wed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andy</text:p>
      <text:p text:style-name="P1"/>
      <text:p text:style-name="P1">sidecar</text:p>
      <text:p text:style-name="P1">8 parts brandy</text:p>
      <text:p text:style-name="P1">2 parts lemon juice</text:p>
      <text:p text:style-name="P1">1 part triple sec</text:p>
      <text:p text:style-name="P1">lemon rind, sugared rim</text:p>
      <text:p text:style-name="P1">(splash o.j. for </text:p>
      <text:p text:style-name="P1">fake-metaxa version)</text:p>
      <text:p text:style-name="P1"/>
      <text:p text:style-name="P1">brandy alexander</text:p>
      <text:p text:style-name="P1">1 part brandy</text:p>
      <text:p text:style-name="P1">1 part creme de cacao</text:p>
      <text:p text:style-name="P1">1 part cream</text:p>
      <text:p text:style-name="P1">nutmeg</text:p>
      <text:p text:style-name="P2">whiskey</text:p>
      <text:p text:style-name="P1"/>
      <text:p text:style-name="P1">manhattan</text:p>
      <text:p text:style-name="P1">5 parts whiskey</text:p>
      <text:p text:style-name="P1">2 parts sweet vermouth</text:p>
      <text:p text:style-name="P1">dash bitters</text:p>
      <text:p text:style-name="P1">cherry</text:p>
      <text:p text:style-name="P1"/>
      <text:p text:style-name="P1">old fashioned</text:p>
      <text:p text:style-name="P1">mostly whiskey</text:p>
      <text:p text:style-name="P1">sugar</text:p>
      <text:p text:style-name="P1">3 dashes bitters</text:p>
      <text:p text:style-name="P1">lemon peel</text:p>
      <text:p text:style-name="P1"/>
      <text:p text:style-name="P1">revolver</text:p>
      <text:p text:style-name="P1">3 parts whiskey</text:p>
      <text:p text:style-name="P1">1 part creme de cacao</text:p>
      <text:p text:style-name="P1">dash citrus bitters</text:p>
      <text:p text:style-name="P1">orange peel</text:p>
      <text:p text:style-name="P1"/>
      <text:p text:style-name="P1"/>
      <text:p text:style-name="P1"/>
      <text:p text:style-name="P1"/>
      <text:p text:style-name="P1"/>
      <text:p text:style-name="P1">scotch</text:p>
      <text:p text:style-name="P1"/>
      <text:p text:style-name="P1">blood and sand</text:p>
      <text:p text:style-name="P1">4 parts scotch</text:p>
      <text:p text:style-name="P1">4 parts orange juice</text:p>
      <text:p text:style-name="P1">3 parts sweet vermouth</text:p>
      <text:p text:style-name="P1">2 parts brandy</text:p>
      <text:p text:style-name="P1">1 part cherry juice</text:p>
      <text:p text:style-name="P1">cherry</text:p>
      <text:p text:style-name="P1"/>
      <text:p text:style-name="P1">boots and saddle</text:p>
      <text:p text:style-name="P1">2 parts scotch</text:p>
      <text:p text:style-name="P1">1 part sweet vermouth</text:p>
      <text:p text:style-name="P1">1 part campari</text:p>
      <text:p text:style-name="P1">dash citrus bitters</text:p>
      <text:p text:style-name="P1">flame-heated orange peel</text:p>
      <text:p text:style-name="P1"/>
      <text:p text:style-name="P1">sweet solera</text:p>
      <text:p text:style-name="P1">5 parts scotch</text:p>
      <text:p text:style-name="P1">3 parts sweet vermouth</text:p>
      <text:p text:style-name="P1">splash creme de cacao</text:p>
      <text:p text:style-name="P1">cher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1" svg:font-family="'Liberation Serif'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402in" fo:margin-bottom="0.5402in" fo:margin-left="0.7902in" fo:margin-right="0.787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2-11T10:39:39</dc:date>
    <meta:editing-cycles>2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4" meta:word-count="286" meta:character-count="1513"/>
  </office:meta>
</office:document-meta>
</file>